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uginLoaderTest.loads_alternative_plu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luginLoaderTest.fails_to_load_plu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luginLoaderTest.loads_default_plu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luginLoaderTest.loads_plu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luginLoaderTest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